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A Igreja e a Tribulação</text:p>
      <text:p text:style-name="Author">C. H. MACKINTOSH</text:p>
      <text:p text:style-name="Date">2017-07-21T17:00:00+09:00</text:p>
      <text:h text:style-name="Heading_20_1" text:outline-level="1">A IGREJA E A TRIBULAÇÃO</text:h>
      <text:p text:style-name="First_20_paragraph">Talvez não exista uma doutrina errônea que tenha sido mais prejudicial às almas dos filhos de Deus do que aquela professada pelos que supõem que a igreja de Deus passará pela "grande tribulação". Tal declaração subverte a revelação de Deus acerca da Igreja como corpo e noiva de Cristo, reduzindo o povo celestial ao nível de associações judaicas, e os priva de uma atitude de expectativa e anseio pela vinda de Cristo a qualquer momento. Tais pessoas mergulham em um ponto de vista político da vinda do Senhor, ao olharem para os acontecimentos ao invés de olharem para a Sua Pessoa, ou ao se preocuparem mais com o aparecimento do anticristo do que com o de Cristo. Desta forma, as afeições, consciência e esperança da alma ficam seriamente danificadas por tal doutrina.</text:p>
      <text:p text:style-name="Text_20_body">Nada pode estar mais claro nas palavras de despedida que o Senhor dirigiu aos Seus discípulos antes de subir para o Pai, do que o fato de que os deixou de posse da bendita expectativa de poderem vê-Lo muito em breve. Entre a vinda do Espírito Santo e a volta do Senhor dos céus, Ele não colocou uma série de eventos que tivessem que se cumprir. Por isso nos é dito que os primeiros cristãos esperavam pelo Filho de Deus vindo dos céus.</text:p>
      <text:p text:style-name="Text_20_body">A parte das Escrituras que tem sido pervertida para dar base à essa doutrina é <text:a xlink:type="simple" xlink:href="http://bibliaonline.com.br/acf/mt/24" office:name=""><text:span text:style-name="Definition">Mateus 24</text:span></text:a>. Porém, um breve exame dela mostrará que a "vinda" à qual os discípulos se referem, em suas perguntas ao Senhor, não era a Sua vinda para nós, mas a Sua vinda para Jerusalém, quando viremos com Ele e quando todo olho O verá descendo sobre as nuvens dos céus com poder e grande glória (<text:a xlink:type="simple" xlink:href="http://bibliaonline.com.br/acf/mt/23/39" office:name=""><text:span text:style-name="Definition">Mateus 23:39</text:span></text:a>; <text:a xlink:type="simple" xlink:href="http://bibliaonline.com.br/acf/mt/24/3" office:name=""><text:span text:style-name="Definition">24:3</text:span></text:a>). Aqueles que são ali mencionados passarão pela tribulação. Eles são os "Seus eleitos", que é um termo aplicado por Isaías ao remanescente de judeus consagrados.</text:p>
      <text:p text:style-name="Text_20_body">As referências feitas nos versículos que se seguem mostram com clareza que se referem ao tempo da "angústia de Jacó" (Israel), o qual ele terá que passar e do qual será livrado: "no sábado" (<text:a xlink:type="simple" xlink:href="http://bibliaonline.com.br/acf/mt/24/20" office:name=""><text:span text:style-name="Definition">v.20</text:span></text:a>; "na Judéia" e "fujam para os montes" (<text:a xlink:type="simple" xlink:href="http://bibliaonline.com.br/acf/mt/24/16" office:name=""><text:span text:style-name="Definition">v.16</text:span></text:a>; "carne se salvaria" (v.22); "a abominação da desolação, de que falou o profeta Daniel" (<text:a xlink:type="simple" xlink:href="http://bibliaonline.com.br/acf/mt/24/15" office:name=""><text:span text:style-name="Definition">v.15</text:span></text:a>; "grande aflição (tribulação), como nunca houve desde o princípio do mundo até agora, nem tão pouco há de haver" (<text:a xlink:type="simple" xlink:href="http://bibliaonline.com.br/acf/mt/24/21" office:name=""><text:span text:style-name="Definition">v.21</text:span></text:a>. Ela é precedida pela pregação do "evangelho do reino" (<text:a xlink:type="simple" xlink:href="http://bibliaonline.com.br/acf/mt/24/14" office:name=""><text:span text:style-name="Definition">v.14</text:span></text:a>, não pelo evangelho da graça, conforme é agora pregado. Trata-se da "hora da tentação" caindo sobre todo o mundo, da qual o Senhor promete nos salvar. "Como guardaste a palavra da Minha paciência, também Eu te guardarei da hora da tentação que há de vir sobre todo o mundo, para tentar os que habitam na Terra" (<text:a xlink:type="simple" xlink:href="http://bibliaonline.com.br/acf/ap/3/10" office:name=""><text:span text:style-name="Definition">Apocalipse 3:10</text:span></text:a>).</text:p>
      <text:p text:style-name="Text_20_body">É interessante observar que quando nosso Senhor fez referência à Sua rejeição pelos judeus - Judá e Benjamim, as duas tribos - Ele disse, "Eu vim em nome de Meu Pai, e não Me aceitais; se outro vier em seu próprio nome, a esse aceitareis" (<text:a xlink:type="simple" xlink:href="http://bibliaonline.com.br/acf/jo/5/43" office:name=""><text:span text:style-name="Definition">João 5:43</text:span></text:a>). Esta, sabemos por outras passagens, é a forma como será introduzida a incomparável tribulação, e, em justa retribuição, as próprias tribos que rejeitaram o Messias irão passar por ela. As dez tribos só serão reunidas depois disso, quando o Senhor descer dos céus (<text:a xlink:type="simple" xlink:href="http://bibliaonline.com.br/acf/mt/24/31" office:name=""><text:span text:style-name="Definition">Mateus 24:31</text:span></text:a>).</text:p>
      <text:p text:style-name="Text_20_body">C.H.Mackinto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 Igreja e a Tribulação</dc:title>
  </office:meta>
</office:document-meta>
</file>